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1" svg:font-family="'Latin Modern Math'"/>
    <style:font-face style:name="Latin Modern Math2" svg:font-family="'Latin Modern Math'" style:font-adornments="Regular"/>
    <style:font-face style:name="Latin Modern Math" svg:font-family="'Latin Modern Math'" style:font-pitch="variable"/>
    <style:font-face style:name="Lato" svg:font-family="Lato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196432" draw:marker-start-width="0.355cm" draw:marker-end-width="0.355cm" draw:fill="none" draw:textarea-horizontal-align="justify" draw:textarea-vertical-align="middle" draw:auto-grow-height="false" fo:min-height="0.844cm" fo:min-width="4.558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196432" draw:fill="none" draw:fill-color="#ffffff" draw:textarea-horizontal-align="left" draw:auto-grow-height="true" draw:auto-grow-width="true" fo:min-height="0.675cm" fo:min-width="5.759cm"/>
    </style:style>
    <style:style style:name="gr3" style:family="graphic" style:parent-style-name="standard">
      <style:graphic-properties draw:stroke="none" svg:stroke-color="#196432" draw:fill="none" draw:fill-color="#ffffff" draw:textarea-horizontal-align="left" draw:auto-grow-height="true" draw:auto-grow-width="true" fo:min-height="0.675cm" fo:min-width="2.71cm"/>
    </style:style>
    <style:style style:name="gr4" style:family="graphic" style:parent-style-name="standard">
      <style:graphic-properties draw:stroke="none" svg:stroke-color="#196432" draw:fill="none" draw:fill-color="#ffffff" draw:textarea-horizontal-align="left" draw:auto-grow-height="true" draw:auto-grow-width="true" fo:min-height="0.675cm" fo:min-width="3.036cm"/>
    </style:style>
    <style:style style:name="gr5" style:family="graphic" style:parent-style-name="standard">
      <style:graphic-properties draw:stroke="none" svg:stroke-color="#196432" draw:fill="none" draw:fill-color="#ffffff" draw:textarea-horizontal-align="left" draw:auto-grow-height="true" draw:auto-grow-width="true" fo:min-height="0.675cm" fo:min-width="2.866cm"/>
    </style:style>
    <style:style style:name="gr6" style:family="graphic" style:parent-style-name="objectwithoutfill">
      <style:graphic-properties svg:stroke-width="0.07cm" svg:stroke-color="#196432" draw:marker-start-width="0.415cm" draw:marker-end="Arrow" draw:marker-end-width="0.405cm" draw:fill="none" draw:textarea-vertical-align="middle" fo:padding-top="0.16cm" fo:padding-bottom="0.16cm" fo:padding-left="0.285cm" fo:padding-right="0.285cm"/>
    </style:style>
    <style:style style:name="gr7" style:family="graphic" style:parent-style-name="standard">
      <style:graphic-properties draw:stroke="none" svg:stroke-color="#196432" draw:fill="none" draw:fill-color="#ffffff" draw:textarea-horizontal-align="left" draw:auto-grow-height="true" draw:auto-grow-width="true" fo:min-height="0.675cm" fo:min-width="1.879cm"/>
    </style:style>
    <style:style style:name="gr8" style:family="graphic" style:parent-style-name="standard">
      <style:graphic-properties svg:stroke-width="0.05cm" svg:stroke-color="#196432" draw:marker-start-width="0.355cm" draw:marker-end-width="0.355cm" draw:fill="none" draw:textarea-horizontal-align="justify" draw:textarea-vertical-align="middle" draw:auto-grow-height="false" fo:min-height="0.703cm" fo:min-width="1.734cm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196432" draw:marker-start-width="0.355cm" draw:marker-end-width="0.355cm" draw:fill="none" draw:textarea-horizontal-align="justify" draw:textarea-vertical-align="middle" draw:auto-grow-height="false" fo:min-height="1.032cm" fo:min-width="4.234cm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196432" draw:marker-start-width="0.355cm" draw:marker-end-width="0.355cm" draw:fill="none" draw:textarea-horizontal-align="justify" draw:textarea-vertical-align="middle" draw:auto-grow-height="false" fo:min-height="1.032cm" fo:min-width="3.961cm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196432" draw:marker-start-width="0.355cm" draw:marker-end-width="0.355cm" draw:fill="none" draw:textarea-horizontal-align="justify" draw:textarea-vertical-align="middle" draw:auto-grow-height="false" fo:min-height="0.844cm" fo:min-width="3.285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5cm" fo:min-width="0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  <style:text-properties fo:color="#196432" style:font-name="Lato" fo:font-size="16pt" style:font-size-asian="16pt" style:font-size-complex="16pt"/>
    </style:style>
    <style:style style:name="P2" style:family="paragraph">
      <style:paragraph-properties fo:text-align="center"/>
      <style:text-properties fo:color="#196432" style:font-name="Lato"/>
    </style:style>
    <style:style style:name="P3" style:family="paragraph">
      <loext:graphic-properties draw:fill="none" draw:fill-color="#ffffff"/>
      <style:paragraph-properties fo:text-align="center"/>
      <style:text-properties fo:color="#196432" style:font-name="Lato" fo:font-size="16pt" style:font-size-asian="16pt" style:font-size-complex="16pt"/>
    </style:style>
    <style:style style:name="P4" style:family="paragraph">
      <style:text-properties style:font-name="Lato"/>
    </style:style>
    <style:style style:name="P5" style:family="paragraph">
      <loext:graphic-properties draw:fill="none" draw:fill-color="#ffffff"/>
      <style:text-properties fo:color="#322300" style:font-name="Lato" fo:font-size="14.5pt" fo:font-weight="bold" style:font-size-asian="14.5pt" style:font-weight-asian="bold" style:font-size-complex="14.5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322300" fo:font-size="14.5pt" fo:font-weight="bold" style:font-size-asian="14.5pt" style:font-weight-asian="bold" style:font-size-complex="14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222cm" svg:height="1.618cm" svg:x="14.463cm" svg:y="0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6.259cm" svg:height="0.925cm" svg:x="15.095cm" svg:y="0.67cm">
          <draw:text-box>
            <text:p text:style-name="P2"><text:span text:style-name="T1">top_datatype_pro</text:span><text:span text:style-name="T1">perty</text:span></text:p>
          </draw:text-box>
        </draw:frame>
        <draw:custom-shape draw:style-name="gr1" draw:text-style-name="P1" draw:layer="layout" svg:width="7.222cm" svg:height="1.618cm" svg:x="26.763cm" svg:y="4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685cm" svg:height="0.925cm" svg:x="28.595cm" svg:y="4.604cm">
          <draw:text-box>
            <text:p text:style-name="P2"><text:span text:style-name="T1">has_specifier</text:span></text:p>
          </draw:text-box>
        </draw:frame>
        <draw:custom-shape draw:style-name="gr1" draw:text-style-name="P1" draw:layer="layout" svg:width="7.222cm" svg:height="1.618cm" svg:x="2.164cm" svg:y="4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821cm" svg:height="0.925cm" svg:x="3.896cm" svg:y="4.605cm">
          <draw:text-box>
            <text:p text:style-name="P2"><text:span text:style-name="T1">has_identifier</text:span></text:p>
          </draw:text-box>
        </draw:frame>
        <draw:custom-shape draw:style-name="gr1" draw:text-style-name="P1" draw:layer="layout" svg:width="7.222cm" svg:height="1.618cm" svg:x="14.564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3.499cm" svg:height="0.925cm" svg:x="16.396cm" svg:y="4.571cm">
          <draw:text-box>
            <text:p text:style-name="P2"><text:span text:style-name="T1">has_content</text:span></text:p>
          </draw:text-box>
        </draw:frame>
        <draw:line draw:style-name="gr6" draw:text-style-name="P1" draw:layer="layout" svg:x1="8.205cm" svg:y1="4.432cm" svg:x2="14.463cm" svg:y2="1.309cm">
          <text:p/>
        </draw:line>
        <draw:line draw:style-name="gr6" draw:text-style-name="P1" draw:layer="layout" svg:x1="27.488cm" svg:y1="4.561cm" svg:x2="21.685cm" svg:y2="1.309cm">
          <text:p/>
        </draw:line>
        <draw:line draw:style-name="gr6" draw:text-style-name="P1" draw:layer="layout" svg:x1="18.175cm" svg:y1="4.21cm" svg:x2="18.175cm" svg:y2="1.927cm">
          <text:p/>
        </draw:line>
        <draw:custom-shape draw:style-name="gr1" draw:text-style-name="P1" draw:layer="layout" svg:width="7.222cm" svg:height="1.618cm" svg:x="11.665cm" svg:y="7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6.162cm" svg:height="0.925cm" svg:x="12.097cm" svg:y="7.572cm">
          <draw:text-box>
            <text:p text:style-name="P2"><text:span text:style-name="T1">has</text:span><text:span text:style-name="T1">_n</text:span><text:span text:style-name="T1">um</text:span><text:span text:style-name="T1">eri</text:span><text:span text:style-name="T1">cal</text:span><text:span text:style-name="T1">_co</text:span><text:span text:style-name="T1">nte</text:span><text:span text:style-name="T1">nt</text:span></text:p>
          </draw:text-box>
        </draw:frame>
        <draw:custom-shape draw:style-name="gr1" draw:text-style-name="P1" draw:layer="layout" svg:width="7.222cm" svg:height="1.618cm" svg:x="15.566cm" svg:y="9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5.459cm" svg:height="0.925cm" svg:x="16.498cm" svg:y="9.773cm">
          <draw:text-box>
            <text:p text:style-name="P2"><text:span text:style-name="T1">has_textual_content</text:span></text:p>
          </draw:text-box>
        </draw:frame>
        <draw:line draw:style-name="gr6" draw:text-style-name="P1" draw:layer="layout" svg:x1="15.796cm" svg:y1="7.211cm" svg:x2="16.316cm" svg:y2="5.689cm">
          <text:p/>
        </draw:line>
        <draw:line draw:style-name="gr6" draw:text-style-name="P1" draw:layer="layout" svg:x1="20.517cm" svg:y1="9.461cm" svg:x2="19.343cm" svg:y2="5.828cm">
          <text:p/>
        </draw:line>
        <draw:custom-shape draw:style-name="gr1" draw:text-style-name="P1" draw:layer="layout" svg:width="7.222cm" svg:height="1.618cm" svg:x="0.266cm" svg:y="7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6.484cm" svg:height="0.925cm" svg:x="0.598cm" svg:y="7.586cm">
          <draw:text-box>
            <text:p text:style-name="P2"><text:span text:style-name="T1">has_numerical_ide</text:span><text:span text:style-name="T1">ntifier</text:span></text:p>
          </draw:text-box>
        </draw:frame>
        <draw:custom-shape draw:style-name="gr1" draw:text-style-name="P1" draw:layer="layout" svg:width="7.222cm" svg:height="1.618cm" svg:x="3.667cm" svg:y="9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5.781cm" svg:height="0.925cm" svg:x="4.499cm" svg:y="9.787cm">
          <draw:text-box>
            <text:p text:style-name="P2"><text:span text:style-name="T1">has_textual_i</text:span><text:span text:style-name="T1">dentifier</text:span></text:p>
          </draw:text-box>
        </draw:frame>
        <draw:line draw:style-name="gr6" draw:text-style-name="P1" draw:layer="layout" svg:x1="3.997cm" svg:y1="7.225cm" svg:x2="4.411cm" svg:y2="5.842cm">
          <text:p/>
        </draw:line>
        <draw:line draw:style-name="gr6" draw:text-style-name="P1" draw:layer="layout" svg:x1="8.518cm" svg:y1="9.475cm" svg:x2="7.344cm" svg:y2="5.842cm">
          <text:p/>
        </draw:line>
        <draw:custom-shape draw:style-name="gr1" draw:text-style-name="P1" draw:layer="layout" svg:width="7.222cm" svg:height="1.618cm" svg:x="23.766cm" svg:y="10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5.646cm" svg:height="0.925cm" svg:x="24.598cm" svg:y="10.686cm">
          <draw:text-box>
            <text:p text:style-name="P2"><text:span text:style-name="T1">has_textual_specifi</text:span><text:span text:style-name="T1">er</text:span></text:p>
          </draw:text-box>
        </draw:frame>
        <draw:custom-shape draw:style-name="gr1" draw:text-style-name="P1" draw:layer="layout" svg:width="7.222cm" svg:height="1.618cm" svg:x="28.467cm" svg:y="8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6.348cm" svg:height="0.925cm" svg:x="28.899cm" svg:y="8.687cm">
          <draw:text-box>
            <text:p text:style-name="P2"><text:span text:style-name="T1">has_numerical</text:span><text:span text:style-name="T1">_sp</text:span><text:span text:style-name="T1">ecifier</text:span></text:p>
          </draw:text-box>
        </draw:frame>
        <draw:line draw:style-name="gr6" draw:text-style-name="P1" draw:layer="layout" svg:x1="27.555cm" svg:y1="10.325cm" svg:x2="28.611cm" svg:y2="5.842cm">
          <text:p/>
        </draw:line>
        <draw:line draw:style-name="gr6" draw:text-style-name="P1" draw:layer="layout" svg:x1="32.166cm" svg:y1="8.326cm" svg:x2="31.65cm" svg:y2="5.804cm">
          <text:p/>
        </draw:line>
        <draw:frame draw:style-name="gr7" draw:text-style-name="P3" draw:layer="layout" svg:width="2.5cm" svg:height="0.925cm" svg:x="23.639cm" svg:y="7.361cm">
          <draw:text-box>
            <text:p text:style-name="P2"><text:span text:style-name="T1">has_flag</text:span></text:p>
          </draw:text-box>
        </draw:frame>
        <draw:custom-shape draw:style-name="gr8" draw:text-style-name="P1" draw:layer="layout" svg:width="3.23cm" svg:height="1.417cm" svg:x="23.239cm" svg:y="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5.834cm" svg:y1="7.257cm" svg:x2="27.252cm" svg:y2="5.468cm">
          <text:p/>
        </draw:line>
        <draw:frame draw:style-name="gr7" draw:text-style-name="P3" draw:layer="layout" svg:width="2.75cm" svg:height="0.925cm" svg:x="0.439cm" svg:y="13.24cm">
          <draw:text-box>
            <text:p text:style-name="P2"><text:span text:style-name="T1">has_label</text:span></text:p>
          </draw:text-box>
        </draw:frame>
        <draw:custom-shape draw:style-name="gr8" draw:text-style-name="P1" draw:layer="layout" svg:width="3.23cm" svg:height="1.417cm" svg:x="0.239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6.764cm" svg:height="1.884cm" svg:x="28.925cm" svg:y="13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4.447cm" svg:height="1.599cm" svg:x="30.134cm" svg:y="13.826cm">
          <draw:text-box>
            <text:p text:style-name="P2"><text:span text:style-name="T1">has_contextual_</text:span><text:span text:style-name="T1"><text:line-break/></text:span><text:span text:style-name="T1">metadata_item</text:span></text:p>
          </draw:text-box>
        </draw:frame>
        <draw:custom-shape draw:style-name="gr10" draw:text-style-name="P1" draw:layer="layout" svg:width="6.379cm" svg:height="1.884cm" svg:x="15.811cm" svg:y="13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4.164cm" svg:height="1.599cm" svg:x="16.935cm" svg:y="13.826cm">
          <draw:text-box>
            <text:p text:style-name="P2"><text:span text:style-name="T1">h</text:span><text:span text:style-name="T1">a</text:span><text:span text:style-name="T1">s</text:span><text:span text:style-name="T1">_</text:span><text:span text:style-name="T1">f</text:span><text:span text:style-name="T1">i</text:span><text:span text:style-name="T1">l</text:span><text:span text:style-name="T1">e</text:span><text:span text:style-name="T1">_</text:span><text:span text:style-name="T1"><text:line-break/></text:span><text:span text:style-name="T1">m</text:span><text:span text:style-name="T1">e</text:span><text:span text:style-name="T1">t</text:span><text:span text:style-name="T1">a</text:span><text:span text:style-name="T1">d</text:span><text:span text:style-name="T1">a</text:span><text:span text:style-name="T1">t</text:span><text:span text:style-name="T1">a</text:span><text:span text:style-name="T1">_</text:span><text:span text:style-name="T1">i</text:span><text:span text:style-name="T1">t</text:span><text:span text:style-name="T1">e</text:span><text:span text:style-name="T1">m</text:span></text:p>
          </draw:text-box>
        </draw:frame>
        <draw:custom-shape draw:style-name="gr11" draw:text-style-name="P1" draw:layer="layout" svg:width="5.423cm" svg:height="1.618cm" svg:x="22.866cm" svg:y="13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4.1cm" svg:height="0.925cm" svg:x="23.499cm" svg:y="14.287cm">
          <draw:text-box>
            <text:p text:style-name="P2"><text:span text:style-name="T1">has_desc</text:span><text:span text:style-name="T1">riptor</text:span></text:p>
          </draw:text-box>
        </draw:frame>
        <draw:frame draw:style-name="gr7" draw:text-style-name="P3" draw:layer="layout" svg:width="2.949cm" svg:height="0.925cm" svg:x="4.54cm" svg:y="13.24cm">
          <draw:text-box>
            <text:p text:style-name="P2"><text:span text:style-name="T1">has</text:span><text:span text:style-name="T1">_na</text:span><text:span text:style-name="T1">me</text:span></text:p>
          </draw:text-box>
        </draw:frame>
        <draw:custom-shape draw:style-name="gr8" draw:text-style-name="P1" draw:layer="layout" svg:width="3.23cm" svg:height="1.417cm" svg:x="4.34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6.764cm" svg:height="1.884cm" svg:x="8.383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4.985cm" svg:height="1.599cm" svg:x="9.186cm" svg:y="13.033cm">
          <draw:text-box>
            <text:p text:style-name="P2"><text:span text:style-name="T1">has_standardiz</text:span><text:span text:style-name="T1">ed_</text:span><text:span text:style-name="T1"><text:line-break/></text:span><text:span text:style-name="T1">reference</text:span></text:p>
          </draw:text-box>
        </draw:frame>
        <draw:line draw:style-name="gr6" draw:text-style-name="P1" draw:layer="layout" svg:x1="1.918cm" svg:y1="13cm" svg:x2="4.789cm" svg:y2="10.848cm">
          <text:p/>
        </draw:line>
        <draw:line draw:style-name="gr6" draw:text-style-name="P1" draw:layer="layout" svg:x1="11.089cm" svg:y1="12.8cm" svg:x2="9.381cm" svg:y2="10.901cm">
          <text:p/>
        </draw:line>
        <draw:line draw:style-name="gr6" draw:text-style-name="P1" draw:layer="layout" svg:x1="5.948cm" svg:y1="13cm" svg:x2="6.436cm" svg:y2="11.044cm">
          <text:p/>
        </draw:line>
        <draw:line draw:style-name="gr6" draw:text-style-name="P1" draw:layer="layout" svg:x1="20.978cm" svg:y1="13.926cm" svg:x2="24.342cm" svg:y2="11.615cm">
          <text:p/>
        </draw:line>
        <draw:line draw:style-name="gr6" draw:text-style-name="P1" draw:layer="layout" svg:x1="30.939cm" svg:y1="13.825cm" svg:x2="29.686cm" svg:y2="11.748cm">
          <text:p/>
        </draw:line>
        <draw:line draw:style-name="gr6" draw:text-style-name="P1" draw:layer="layout" svg:x1="26.143cm" svg:y1="13.926cm" svg:x2="26.64cm" svg:y2="11.943cm">
          <text:p/>
        </draw:line>
        <draw:frame draw:style-name="gr12" draw:text-style-name="P5" draw:layer="layout" svg:width="2.881cm" svg:height="0.865cm" svg:x="32.135cm" svg:y="9.844cm">
          <draw:text-box>
            <text:p text:style-name="P4"><text:span text:style-name="T2">xs:decimal</text:span></text:p>
          </draw:text-box>
        </draw:frame>
        <draw:frame draw:style-name="gr12" draw:text-style-name="P5" draw:layer="layout" svg:width="2.881cm" svg:height="0.865cm" svg:x="12.009cm" svg:y="8.729cm">
          <draw:text-box>
            <text:p text:style-name="P4"><text:span text:style-name="T2">xs:decimal</text:span></text:p>
          </draw:text-box>
        </draw:frame>
        <draw:frame draw:style-name="gr12" draw:text-style-name="P5" draw:layer="layout" svg:width="2.881cm" svg:height="0.865cm" svg:x="0.773cm" svg:y="8.743cm">
          <draw:text-box>
            <text:p text:style-name="P4"><text:span text:style-name="T2">xs:decimal</text:span></text:p>
          </draw:text-box>
        </draw:frame>
        <draw:frame draw:style-name="gr13" draw:text-style-name="P5" draw:layer="layout" svg:width="3.172cm" svg:height="0.865cm" svg:x="23.297cm" svg:y="8.528cm">
          <draw:text-box>
            <text:p text:style-name="P4"><text:span text:style-name="T2">xs:boolean</text:span></text:p>
          </draw:text-box>
        </draw:frame>
        <draw:frame draw:style-name="gr12" draw:text-style-name="P5" draw:layer="layout" svg:width="2.42cm" svg:height="0.865cm" svg:x="17.902cm" svg:y="10.954cm">
          <draw:text-box>
            <text:p text:style-name="P4"><text:span text:style-name="T2">xs:string</text:span></text:p>
          </draw:text-box>
        </draw:frame>
        <draw:frame draw:style-name="gr12" draw:text-style-name="P5" draw:layer="layout" svg:width="2.42cm" svg:height="0.865cm" svg:x="27.066cm" svg:y="11.848cm">
          <draw:text-box>
            <text:p text:style-name="P4"><text:span text:style-name="T2">xs:string</text:span></text:p>
          </draw:text-box>
        </draw:frame>
        <draw:frame draw:style-name="gr12" draw:text-style-name="P5" draw:layer="layout" svg:width="2.42cm" svg:height="0.865cm" svg:x="6.761cm" svg:y="10.901cm">
          <draw:text-box>
            <text:p text:style-name="P4"><text:span text:style-name="T2">xs:string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1" svg:font-family="'Latin Modern Math'"/>
    <style:font-face style:name="Latin Modern Math2" svg:font-family="'Latin Modern Math'" style:font-adornments="Regular"/>
    <style:font-face style:name="Latin Modern Math" svg:font-family="'Latin Modern Math'" style:font-pitch="variable"/>
    <style:font-face style:name="Lato" svg:font-family="Lato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14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3.0999984741211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914cm" fo:margin-bottom="0cm" fo:text-indent="0cm"/>
      <style:text-properties fo:font-size="6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85cm" fo:margin-bottom="0cm" fo:text-indent="0cm"/>
      <style:text-properties fo:font-size="54.799999237060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57cm" fo:margin-bottom="0cm" fo:text-indent="0cm"/>
      <style:text-properties fo:font-size="45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28cm" fo:margin-bottom="0cm" fo:text-indent="0cm"/>
      <style:text-properties fo:font-size="45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28cm" fo:margin-bottom="0cm" fo:text-indent="0cm"/>
      <style:text-properties fo:font-size="45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28cm" fo:margin-bottom="0cm" fo:text-indent="0cm"/>
      <style:text-properties fo:font-size="45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28cm" fo:margin-bottom="0cm" fo:text-indent="0cm"/>
      <style:text-properties fo:font-size="45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28cm" fo:margin-bottom="0cm" fo:text-indent="0cm"/>
      <style:text-properties fo:font-size="45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0.599998474121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cm" fo:page-height="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13cm" svg:x="1cm" svg:y="3.855cm"/>
      <draw:page-thumbnail draw:layer="backgroundobjects" svg:width="9.294cm" svg:height="4.13cm" svg:x="1cm" svg:y="11.903cm"/>
      <draw:page-thumbnail draw:layer="backgroundobjects" svg:width="9.294cm" svg:height="4.13cm" svg:x="1cm" svg:y="19.951cm"/>
      <draw:page-thumbnail draw:layer="backgroundobjects" svg:width="9.294cm" svg:height="4.13cm" svg:x="11.295cm" svg:y="3.855cm"/>
      <draw:page-thumbnail draw:layer="backgroundobjects" svg:width="9.294cm" svg:height="4.13cm" svg:x="11.295cm" svg:y="11.903cm"/>
      <draw:page-thumbnail draw:layer="backgroundobjects" svg:width="9.294cm" svg:height="4.13cm" svg:x="11.295cm" svg:y="19.951cm"/>
    </style:handout-master>
    <style:master-page style:name="Default" style:page-layout-name="PM1" draw:style-name="Mdp1">
      <draw:frame presentation:style-name="Default-title" draw:layer="backgroundobjects" svg:width="32.399cm" svg:height="8.014cm" svg:x="1.8cm" svg:y="1.913cm" presentation:class="title" presentation:placeholder="true">
        <draw:text-box/>
      </draw:frame>
      <draw:frame presentation:style-name="Default-outline1" draw:layer="backgroundobjects" svg:width="32.399cm" svg:height="27.838cm" svg:x="1.8cm" svg:y="11.232cm" presentation:class="outline" presentation:placeholder="true">
        <draw:text-box/>
      </draw:frame>
      <draw:frame presentation:style-name="Mpr1" draw:text-style-name="MP2" draw:layer="backgroundobjects" svg:width="8.387cm" svg:height="3.31cm" svg:x="1.8cm" svg:y="43.7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411cm" svg:height="3.31cm" svg:x="12.312cm" svg:y="43.7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387cm" svg:height="3.31cm" svg:x="25.812cm" svg:y="43.7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Thomas Horsch</meta:initial-creator>
    <meta:creation-date>2020-06-08T15:22:34.183002070</meta:creation-date>
    <dc:date>2020-06-08T19:33:49.540242917</dc:date>
    <dc:creator>Martin Thomas Horsch</dc:creator>
    <meta:editing-duration>PT1H12M39S</meta:editing-duration>
    <meta:editing-cycles>22</meta:editing-cycles>
    <meta:generator>LibreOffice/5.1.6.2$Linux_X86_64 LibreOffice_project/10m0$Build-2</meta:generator>
    <meta:document-statistic meta:object-count="80"/>
  </office:meta>
</office:document-meta>
</file>